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-PRJ-FHL<text:tab/><text:tab/><text:tab/><text:tab/><text:tab/><text:tab/><text:tab/><text:tab/><text:tab/><text:tab/><text:tab/><text:date style:data-style-name="N37" text:date-value="2013-10-07T08:29:30.99" text:fixed="true">07.10.13</text:date></text:p>
      <text:p text:style-name="P1"/>
      <text:p text:style-name="P1"/>
      <text:p text:style-name="P2">Meetingsprotokoll</text:p>
      <text:p text:style-name="P3"/>
      <text:list xml:id="list1079358500" text:style-name="L1">
        <text:list-item>
          <text:p text:style-name="P4">Einführung in Signalverarbeitung</text:p>
        </text:list-item>
        <text:list-item>
          <text:p text:style-name="P4">Tagesziel: Zugriff auf Rohdaten des EEG, sowie klareres Projektziel</text:p>
        </text:list-item>
        <text:list-item>
          <text:p text:style-name="P4">Kemel schreibt Wikiartikel zu OpenViBE</text:p>
        </text:list-item>
      </text:list>
      <text:p text:style-name="P3"/>
      <text:p text:style-name="P2">Vortrag Fourier-Transformation <text:span text:style-name="T1">(von Muhamed Kemel Moumenji)</text:span></text:p>
      <text:p text:style-name="P2">Einführung in die Digitale Signalverarbeitung <text:span text:style-name="T1">(Prof. Dr. Wolfgang Fohl )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08:28:56</meta:creation-date>
    <dc:date>2013-10-07T14:06:14</dc:date>
    <meta:editing-duration>PT5H34M2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7" meta:word-count="39" meta:character-count="318" meta:non-whitespace-character-count="279"/>
  </office:meta>
</office:document-meta>
</file>